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895cm" style:rel-column-width="15013*"/>
    </style:style>
    <style:style style:name="Tableau1.B" style:family="table-column">
      <style:table-column-properties style:column-width="1.81cm" style:rel-column-width="6976*"/>
    </style:style>
    <style:style style:name="Tableau1.C" style:family="table-column">
      <style:table-column-properties style:column-width="5.805cm" style:rel-column-width="22377*"/>
    </style:style>
    <style:style style:name="Tableau1.D" style:family="table-column">
      <style:table-column-properties style:column-width="5.491cm" style:rel-column-width="21169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dee6ef" fo:padding="0.097cm" fo:border-left="0.5pt solid #5983b0" fo:border-right="none" fo:border-top="0.5pt solid #5983b0" fo:border-bottom="0.5pt solid #5983b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5983b0" style:writing-mode="page">
        <style:background-image/>
      </style:table-cell-properties>
    </style:style>
    <style:style style:name="Tableau1.A2" style:family="table-cell">
      <style:table-cell-properties fo:background-color="#dee6ef" fo:padding="0.097cm" fo:border-left="0.5pt solid #5983b0" fo:border-right="none" fo:border-top="none" fo:border-bottom="0.5pt solid #5983b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5983b0" fo:border-right="0.5pt solid #5983b0" fo:border-top="none" fo:border-bottom="0.5pt solid #5983b0" style:writing-mode="page">
        <style:background-image/>
      </style:table-cell-properties>
    </style:style>
    <style:style style:name="Tableau1.D5" style:family="table-cell">
      <style:table-cell-properties fo:background-color="#dee6ef" fo:padding="0.097cm" fo:border-left="0.5pt solid #5983b0" fo:border-right="0.5pt solid #5983b0" fo:border-top="none" fo:border-bottom="0.5pt solid #5983b0" style:writing-mode="page">
        <style:background-image/>
      </style:table-cell-properties>
    </style:style>
    <style:style style:name="Tableau1.A6" style:family="table-cell">
      <style:table-cell-properties fo:background-color="transparent" fo:padding="0.097cm" fo:border-left="0.5pt solid #5983b0" fo:border-right="none" fo:border-top="none" fo:border-bottom="0.5pt solid #5983b0" style:writing-mode="page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3660ef"/>
    </style:style>
    <style:style style:name="P3" style:family="paragraph" style:parent-style-name="Standard">
      <style:text-properties style:font-name="Liberation Sans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0239a" officeooo:paragraph-rsid="00366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60ef" officeooo:paragraph-rsid="00366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8155" officeooo:paragraph-rsid="0036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838e3" officeooo:paragraph-rsid="003838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de9b1" officeooo:paragraph-rsid="003de9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4f05d7" officeooo:paragraph-rsid="004f05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60ef" officeooo:paragraph-rsid="00366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38e3" officeooo:paragraph-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officeooo:paragraph-rsid="00368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officeooo:paragraph-rsid="004ff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officeooo:paragraph-rsid="00368155"/>
    </style:style>
    <style:style style:name="P15" style:family="paragraph" style:parent-style-name="Table_20_Contents">
      <style:paragraph-properties fo:text-align="start" style:justify-single-word="false"/>
      <style:text-properties officeooo:paragraph-rsid="003de9b1"/>
    </style:style>
    <style:style style:name="P16" style:family="paragraph" style:parent-style-name="Table_20_Contents">
      <style:paragraph-properties fo:text-align="start" style:justify-single-word="false"/>
      <style:text-properties officeooo:paragraph-rsid="004338bf"/>
    </style:style>
    <style:style style:name="P17" style:family="paragraph" style:parent-style-name="Table_20_Contents">
      <style:paragraph-properties fo:text-align="start" style:justify-single-word="false"/>
      <style:text-properties officeooo:paragraph-rsid="00485b33"/>
    </style:style>
    <style:style style:name="P18" style:family="paragraph" style:parent-style-name="Table_20_Contents">
      <style:paragraph-properties fo:text-align="start" style:justify-single-word="false"/>
      <style:text-properties officeooo:paragraph-rsid="004f05d7"/>
    </style:style>
    <style:style style:name="P19" style:family="paragraph" style:parent-style-name="Table_20_Contents">
      <style:paragraph-properties fo:text-align="start" style:justify-single-word="false"/>
      <style:text-properties officeooo:paragraph-rsid="003838e3"/>
    </style:style>
    <style:style style:name="P20" style:family="paragraph" style:parent-style-name="Table_20_Contents">
      <style:paragraph-properties fo:text-align="start" style:justify-single-word="false"/>
      <style:text-properties officeooo:paragraph-rsid="0054b170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4f05d7" officeooo:paragraph-rsid="0054b1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paragraph-rsid="005c0891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text-line-through-style="solid" style:text-line-through-type="single" officeooo:paragraph-rsid="003838e3"/>
    </style:style>
    <style:style style:name="P24" style:family="paragraph" style:parent-style-name="Table_20_Contents">
      <style:paragraph-properties fo:text-align="start" style:justify-single-word="false"/>
      <style:text-properties style:text-line-through-style="solid" style:text-line-through-type="single" officeooo:paragraph-rsid="004f05d7"/>
    </style:style>
    <style:style style:name="T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c8f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de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a2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ff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3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85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f05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be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4b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fd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1db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3838e3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54b170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4f05d7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4bee73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368155" style:font-size-asian="12pt" style:font-style-asian="normal" style:font-size-complex="12pt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57a8f2" style:font-size-asian="12pt" style:font-style-asian="normal" style:font-size-complex="12pt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5c0891" style:font-size-asian="12pt" style:font-style-asian="normal" style:font-size-complex="12pt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5e5c59" style:font-size-asian="12pt" style:font-style-asian="normal" style:font-size-complex="12pt" style:font-style-complex="normal" style:text-overline-style="none" style:text-overline-color="font-color"/>
    </style:style>
    <style:style style:name="T24" style:family="text">
      <style:text-properties fo:color="#000000" style:text-outline="false" style:font-name="Liberation Sans" fo:font-size="12pt" fo:font-style="normal" fo:text-shadow="none" style:text-underline-style="none" fo:font-weight="normal" officeooo: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font-name="Liberation Sans" fo:font-size="12pt" fo:font-style="normal" fo:text-shadow="none" style:text-underline-style="none" fo:font-weight="normal" officeooo:rsid="004f05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font-name="Liberation Sans" fo:font-size="12pt" fo:font-style="normal" fo:text-shadow="none" style:text-underline-style="none" fo:font-weight="normal" officeooo:rsid="005ee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font-name="Liberation Sans" fo:font-size="12pt" fo:font-style="normal" fo:text-shadow="none" style:text-underline-style="none" fo:font-weight="normal" officeooo:rsid="005fd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font-name="Liberation Sans" fo:font-size="12pt" fo:font-style="normal" fo:text-shadow="none" style:text-underline-style="none" fo:font-weight="normal" officeooo:rsid="004be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officeooo:rsid="003660ef"/>
    </style:style>
    <style:style style:name="T30" style:family="text">
      <style:text-properties officeooo:rsid="004bee73"/>
    </style:style>
    <style:style style:name="T31" style:family="text">
      <style:text-properties officeooo:rsid="0054b170"/>
    </style:style>
    <style:style style:name="T32" style:family="text">
      <style:text-properties officeooo:rsid="005fd58d"/>
    </style:style>
    <style:style style:name="T33" style:family="text">
      <style:text-properties officeooo:rsid="0061db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P<text:span text:style-name="T29">ROJET</text:span></text:p>
          </table:table-cell>
          <table:table-cell table:style-name="Tableau1.B1" table:number-columns-spanned="3" office:value-type="string">
            <text:p text:style-name="P10">{d.project.nam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5">NOM</text:p>
          </table:table-cell>
          <table:table-cell table:style-name="Tableau1.B2" table:number-columns-spanned="3" office:value-type="string">
            <text:p text:style-name="P10">{d.nam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8">RESPONSABLE</text:p>
          </table:table-cell>
          <table:table-cell table:style-name="Tableau1.B2" table:number-columns-spanned="3" office:value-type="string">
            <text:p text:style-name="P15"><text:span text:style-name="T3">{d.a</text:span><text:span text:style-name="T4">ssignedTo</text:span><text:span text:style-name="T3">.</text:span><text:span text:style-name="T5">emails[i=</text:span><text:span text:style-name="T6">0</text:span><text:span text:style-name="T5">].address</text:span><text:span text:style-name="T3">}</text:span>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8">OBSERVATEURS</text:p>
          </table:table-cell>
          <table:table-cell table:style-name="Tableau1.B2" table:number-columns-spanned="3" office:value-type="string">
            <text:p text:style-name="P16"><text:span text:style-name="T3">{d.w</text:span><text:span text:style-name="T7">atchers[i]</text:span><text:span text:style-name="T3">.emails[i].address}</text:span></text:p>
            <text:p text:style-name="P17"><text:span text:style-name="T3">{d.w</text:span><text:span text:style-name="T7">atchers[i</text:span><text:span text:style-name="T8">+1</text:span><text:span text:style-name="T7">]</text:span><text:span text:style-name="T3">.emails[i].address}</text:span>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6">DEBUT</text:p>
          </table:table-cell>
          <table:covered-table-cell/>
          <table:table-cell table:style-name="Tableau1.A2" office:value-type="string">
            <text:p text:style-name="P6">FIN</text:p>
          </table:table-cell>
          <table:table-cell table:style-name="Tableau1.D5" office:value-type="string">
            <text:p text:style-name="P14"><text:span text:style-name="T1">TERMINEE </text:span><text:span text:style-name="T2">LE</text:span></text:p>
          </table:table-cell>
        </table:table-row>
        <table:table-row table:style-name="Tableau1.1">
          <table:table-cell table:style-name="Tableau1.A6" table:number-columns-spanned="2" office:value-type="string">
            <text:p text:style-name="P12">{d.startDate}</text:p>
          </table:table-cell>
          <table:covered-table-cell/>
          <table:table-cell table:style-name="Tableau1.A6" office:value-type="string">
            <text:p text:style-name="P13">{d.dueDate}</text:p>
          </table:table-cell>
          <table:table-cell table:style-name="Tableau1.B2" office:value-type="string">
            <text:p text:style-name="P13">{d.completedAt}</text:p>
          </table:table-cell>
        </table:table-row>
        <table:table-row table:style-name="Tableau1.1">
          <table:table-cell table:style-name="Tableau1.D5" table:number-columns-spanned="4" office:value-type="string">
            <text:p text:style-name="P7">DESCRIPTI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11">{d.description:c<text:span text:style-name="T30">onvCRLF()</text:span>}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D5" table:number-columns-spanned="4" office:value-type="string">
            <text:p text:style-name="P9">LISTE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3"><text:span text:style-name="T24">{d.c</text:span><text:span text:style-name="T25">hecklist[i, </text:span><text:span text:style-name="T26">c</text:span><text:span text:style-name="T27">hecked</text:span><text:span text:style-name="T26">=true</text:span><text:span text:style-name="T25">]</text:span><text:span text:style-name="T28">.</text:span><text:span text:style-name="T25">name</text:span><text:span text:style-name="T24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4"><text:span text:style-name="T24">{d.c</text:span><text:span text:style-name="T25">hecklist[i+1, </text:span><text:span text:style-name="T26">c</text:span><text:span text:style-name="T27">hecked</text:span><text:span text:style-name="T26">=true</text:span><text:span text:style-name="T25">]</text:span><text:span text:style-name="T28">.</text:span><text:span text:style-name="T25">name</text:span><text:span text:style-name="T24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19"><text:span text:style-name="T9">{d.c</text:span><text:span text:style-name="T10">hecklist[i, </text:span><text:span text:style-name="T13">c</text:span><text:span text:style-name="T14">hecked</text:span><text:span text:style-name="T13">=f</text:span><text:span text:style-name="T15">alse</text:span><text:span text:style-name="T10">]</text:span><text:span text:style-name="T11">.</text:span><text:span text:style-name="T10">name</text:span><text:span text:style-name="T9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18"><text:span text:style-name="T9">{d.c</text:span><text:span text:style-name="T10">hecklist[i+1, </text:span><text:span text:style-name="T13">c</text:span><text:span text:style-name="T14">hecked</text:span><text:span text:style-name="T13">=f</text:span><text:span text:style-name="T15">alse</text:span><text:span text:style-name="T10">]</text:span><text:span text:style-name="T11">.</text:span><text:span text:style-name="T10">name</text:span><text:span text:style-name="T9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D5" table:number-columns-spanned="4" office:value-type="string">
            <text:p text:style-name="P21">D<text:span text:style-name="T31">ISCUSSION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2"><text:span text:style-name="T16">{d.n</text:span><text:span text:style-name="T17">otes</text:span><text:span text:style-name="T18">[i]</text:span><text:span text:style-name="T19">.</text:span><text:span text:style-name="T17">createdB</text:span><text:span text:style-name="T21">y.</text:span><text:span text:style-name="T20">emails[i].address</text:span><text:span text:style-name="T16">} </text:span><text:span text:style-name="T22">(</text:span><text:span text:style-name="T16">{d.n</text:span><text:span text:style-name="T17">otes</text:span><text:span text:style-name="T18">[i]</text:span><text:span text:style-name="T19">.</text:span><text:span text:style-name="T17">created</text:span><text:span text:style-name="T22">At}) :</text:span></text:p>
            <text:p text:style-name="P20"><text:span text:style-name="T9">{d.n</text:span><text:span text:style-name="T12">otes</text:span><text:span text:style-name="T10">[i]</text:span><text:span text:style-name="T11">.</text:span><text:span text:style-name="T10">c</text:span><text:span text:style-name="T12">ontent</text:span><text:span text:style-name="T9">:c</text:span><text:span text:style-name="T11">onvCRLF()</text:span><text:span text:style-name="T9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2"><text:span text:style-name="T16">{d.n</text:span><text:span text:style-name="T17">otes</text:span><text:span text:style-name="T18">[i</text:span><text:span text:style-name="T17">+1</text:span><text:span text:style-name="T18">]</text:span><text:span text:style-name="T19">.</text:span><text:span text:style-name="T17">createdBy.</text:span><text:span text:style-name="T20">emails[i].address</text:span><text:span text:style-name="T16">} </text:span><text:span text:style-name="T22">(</text:span><text:span text:style-name="T16">{d.n</text:span><text:span text:style-name="T17">otes</text:span><text:span text:style-name="T18">[i+</text:span><text:span text:style-name="T23">1</text:span><text:span text:style-name="T18">]</text:span><text:span text:style-name="T19">.</text:span><text:span text:style-name="T17">created</text:span><text:span text:style-name="T22">At}) :</text:span></text:p>
            <text:p text:style-name="P20"><text:span text:style-name="T9">{d.n</text:span><text:span text:style-name="T12">otes</text:span><text:span text:style-name="T10">[i</text:span><text:span text:style-name="T12">+1</text:span><text:span text:style-name="T10">]</text:span><text:span text:style-name="T11">.</text:span><text:span text:style-name="T10">c</text:span><text:span text:style-name="T12">ontent</text:span><text:span text:style-name="T9">:c</text:span><text:span text:style-name="T11">onvCRLF()</text:span><text:span text:style-name="T9">}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3T15:51:58.166916684</meta:creation-date>
    <dc:date>2019-11-30T10:26:57.079479564</dc:date>
    <meta:editing-duration>PT3H3M49S</meta:editing-duration>
    <meta:editing-cycles>49</meta:editing-cycles>
    <meta:generator>LibreOffice/6.3.3.2$MacOSX_X86_64 LibreOffice_project/a64200df03143b798afd1ec74a12ab50359878ed</meta:generator>
    <meta:print-date>2019-11-29T21:16:41.260684104</meta:print-date>
    <meta:document-statistic meta:table-count="1" meta:image-count="0" meta:object-count="0" meta:page-count="1" meta:paragraph-count="27" meta:word-count="36" meta:character-count="616" meta:non-whitespace-character-count="607"/>
  </office:meta>
</office:document-meta>
</file>